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weight="bold" officeooo:paragraph-rsid="049fc303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5bd9126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5bd9126" fo:background-color="transparent" style:font-weight-asian="bold" style:font-weight-complex="bold"/>
    </style:style>
    <style:style style:name="P5" style:family="paragraph" style:parent-style-name="Standard">
      <style:text-properties fo:language="en" fo:country="US" officeooo:rsid="001b8640" officeooo:paragraph-rsid="049fc303"/>
    </style:style>
    <style:style style:name="P6" style:family="paragraph" style:parent-style-name="Standard">
      <style:text-properties fo:language="en" fo:country="US" fo:font-style="normal" fo:font-weight="normal" officeooo:rsid="0532eefe" officeooo:paragraph-rsid="05c3b57b" fo:background-color="#ddddd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normal" fo:font-weight="normal" officeooo:rsid="0532eefe" officeooo:paragraph-rsid="05c7f7bd" fo:background-color="#ddddd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fo:font-style="normal" fo:font-weight="normal" officeooo:rsid="0532eefe" officeooo:paragraph-rsid="05c8d64c" fo:background-color="#ddddd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fo:font-style="normal" fo:font-weight="normal" officeooo:rsid="0532eefe" officeooo:paragraph-rsid="05c96408" fo:background-color="#ddddd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fo:font-style="normal" fo:font-weight="normal" officeooo:rsid="05c8d64c" officeooo:paragraph-rsid="05d6a71a" fo:background-color="#ddddd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en" fo:country="US" fo:font-style="normal" fo:font-weight="normal" officeooo:rsid="05c8d64c" officeooo:paragraph-rsid="05de2795" fo:background-color="#ddddd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n" fo:country="US" fo:font-style="normal" fo:font-weight="normal" officeooo:rsid="05c8d64c" officeooo:paragraph-rsid="05ed11c6" fo:background-color="#ddddd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n" fo:country="US" fo:font-style="normal" fo:font-weight="normal" officeooo:rsid="05c8d64c" officeooo:paragraph-rsid="05ee3b23" fo:background-color="#ddddd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fo:font-style="normal" fo:font-weight="normal" officeooo:rsid="05ea94d7" officeooo:paragraph-rsid="05cd363e" fo:background-color="#ddddd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US" fo:font-weight="normal" officeooo:rsid="05de2795" officeooo:paragraph-rsid="05e5a02c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5b3289d" officeooo:paragraph-rsid="05c96408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5b3289d" officeooo:paragraph-rsid="05d6a71a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5b3289d" officeooo:paragraph-rsid="05b3289d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5b3289d" officeooo:paragraph-rsid="05da5a60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5b3289d" officeooo:paragraph-rsid="05dabada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5b3289d" officeooo:paragraph-rsid="05de2795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5cd363e" officeooo:paragraph-rsid="05cd363e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5ce6087" officeooo:paragraph-rsid="05ce6087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5ce6087" officeooo:paragraph-rsid="05d0adf4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5da5a60" officeooo:paragraph-rsid="05dabada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5de3bfb" officeooo:paragraph-rsid="05de3bfb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5deeb03" officeooo:paragraph-rsid="05deeb03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5e54c9e" officeooo:paragraph-rsid="05e54c9e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5e57085" officeooo:paragraph-rsid="05e57085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5d186b7" officeooo:paragraph-rsid="05d6a71a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officeooo:paragraph-rsid="014f0a12"/>
    </style:style>
    <style:style style:name="P32" style:family="paragraph" style:parent-style-name="Standard">
      <style:text-properties fo:language="en" fo:country="US" officeooo:paragraph-rsid="05bd9126"/>
    </style:style>
    <style:style style:name="P33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34" style:family="paragraph" style:parent-style-name="Standard">
      <style:text-properties fo:font-size="6pt" fo:language="en" fo:country="US" fo:font-weight="bold" officeooo:rsid="001e4eb8" officeooo:paragraph-rsid="05bd9126" style:font-size-asian="6pt" style:font-weight-asian="bold" style:font-size-complex="6pt" style:font-weight-complex="bold"/>
    </style:style>
    <style:style style:name="P35" style:family="paragraph" style:parent-style-name="Standard">
      <style:text-properties fo:font-size="6pt" fo:language="en" fo:country="US" fo:font-weight="bold" officeooo:rsid="001e4eb8" officeooo:paragraph-rsid="05c96408" style:font-size-asian="6pt" style:font-weight-asian="bold" style:font-size-complex="6pt" style:font-weight-complex="bold"/>
    </style:style>
    <style:style style:name="P36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37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38" style:family="paragraph" style:parent-style-name="Standard">
      <style:text-properties officeooo:paragraph-rsid="049fc303"/>
    </style:style>
    <style:style style:name="P39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e21a47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justify" style:justify-single-word="false" fo:break-before="page"/>
      <style:text-properties fo:color="#999999" loext:opacity="100%" fo:font-size="10pt" fo:language="en" fo:country="US" fo:font-weight="bold" officeooo:rsid="0032f19b" officeooo:paragraph-rsid="05e21a47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text-properties officeooo:paragraph-rsid="05be7d77"/>
    </style:style>
    <style:style style:name="P44" style:family="paragraph" style:parent-style-name="Standard">
      <style:text-properties officeooo:paragraph-rsid="05c3b57b"/>
    </style:style>
    <style:style style:name="P45" style:family="paragraph" style:parent-style-name="Standard">
      <style:text-properties officeooo:paragraph-rsid="05c96408"/>
    </style:style>
    <style:style style:name="P46" style:family="paragraph" style:parent-style-name="Standard">
      <style:text-properties officeooo:rsid="05c8d64c" officeooo:paragraph-rsid="05c8d64c"/>
    </style:style>
    <style:style style:name="P47" style:family="paragraph" style:parent-style-name="Standard">
      <style:text-properties officeooo:paragraph-rsid="05bd9126"/>
    </style:style>
    <style:style style:name="P48" style:family="paragraph" style:parent-style-name="Standard">
      <style:text-properties officeooo:paragraph-rsid="05d0adf4"/>
    </style:style>
    <style:style style:name="P49" style:family="paragraph" style:parent-style-name="Standard">
      <style:text-properties officeooo:paragraph-rsid="05d186b7"/>
    </style:style>
    <style:style style:name="P50" style:family="paragraph" style:parent-style-name="Standard">
      <style:text-properties officeooo:paragraph-rsid="05d6a71a"/>
    </style:style>
    <style:style style:name="P51" style:family="paragraph" style:parent-style-name="Standard">
      <style:text-properties officeooo:paragraph-rsid="05da5a60"/>
    </style:style>
    <style:style style:name="P52" style:family="paragraph" style:parent-style-name="Standard">
      <style:text-properties officeooo:paragraph-rsid="05de2795"/>
    </style:style>
    <style:style style:name="P53" style:family="paragraph" style:parent-style-name="Standard">
      <style:text-properties officeooo:paragraph-rsid="05de3bfb"/>
    </style:style>
    <style:style style:name="P54" style:family="paragraph" style:parent-style-name="Standard">
      <style:text-properties officeooo:paragraph-rsid="05deeb03"/>
    </style:style>
    <style:style style:name="P55" style:family="paragraph" style:parent-style-name="Standard">
      <style:text-properties officeooo:paragraph-rsid="05e54c9e"/>
    </style:style>
    <style:style style:name="P56" style:family="paragraph" style:parent-style-name="Standard">
      <style:text-properties officeooo:paragraph-rsid="05e57085"/>
    </style:style>
    <style:style style:name="P57" style:family="paragraph" style:parent-style-name="Standard">
      <style:text-properties officeooo:paragraph-rsid="051e6b25"/>
    </style:style>
    <style:style style:name="P58" style:family="paragraph" style:parent-style-name="Standard">
      <style:text-properties officeooo:paragraph-rsid="05ed11c6"/>
    </style:style>
    <style:style style:name="P59" style:family="paragraph" style:parent-style-name="Standard">
      <style:text-properties officeooo:paragraph-rsid="05f0ca0f"/>
    </style:style>
    <style:style style:name="P60" style:family="paragraph" style:parent-style-name="Standard">
      <style:text-properties officeooo:paragraph-rsid="05fb0c6c"/>
    </style:style>
    <style:style style:name="P61" style:family="paragraph" style:parent-style-name="Standard">
      <style:text-properties officeooo:paragraph-rsid="05da5a60"/>
    </style:style>
    <style:style style:name="T1" style:family="text">
      <style:text-properties officeooo:rsid="0043d0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ceef7" style:font-weight-asian="bold" style:font-weight-complex="bold"/>
    </style:style>
    <style:style style:name="T4" style:family="text">
      <style:text-properties fo:font-weight="bold" officeooo:rsid="010b0b47" style:font-weight-asian="bold" style:font-weight-complex="bold"/>
    </style:style>
    <style:style style:name="T5" style:family="text">
      <style:text-properties fo:font-weight="bold" officeooo:rsid="05c8d64c" style:font-weight-asian="bold" style:font-weight-complex="bold"/>
    </style:style>
    <style:style style:name="T6" style:family="text">
      <style:text-properties fo:font-weight="bold" officeooo:rsid="05dabada" style:font-weight-asian="bold" style:font-weight-complex="bold"/>
    </style:style>
    <style:style style:name="T7" style:family="text">
      <style:text-properties fo:font-weight="bold" officeooo:rsid="05de2795" style:font-weight-asian="bold" style:font-weight-complex="bold"/>
    </style:style>
    <style:style style:name="T8" style:family="text">
      <style:text-properties fo:font-weight="bold" officeooo:rsid="05ed11c6" style:font-weight-asian="bold" style:font-weight-complex="bold"/>
    </style:style>
    <style:style style:name="T9" style:family="text">
      <style:text-properties fo:font-weight="bold" officeooo:rsid="05c3b57b" fo:background-color="transparent" loext:char-shading-value="0" style:font-weight-asian="bold" style:font-weight-complex="bold"/>
    </style:style>
    <style:style style:name="T10" style:family="text">
      <style:text-properties fo:font-weight="bold" officeooo:rsid="05b3289d" fo:background-color="transparent" loext:char-shading-value="0" style:font-weight-asian="bold" style:font-weight-complex="bold"/>
    </style:style>
    <style:style style:name="T11" style:family="text">
      <style:text-properties fo:font-weight="normal" officeooo:rsid="05c3b57b" fo:background-color="transparent" loext:char-shading-value="0" style:font-weight-asian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5c8d64c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5b3289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5da5a60" style:font-style-asian="italic" style:font-style-complex="italic"/>
    </style:style>
    <style:style style:name="T17" style:family="text">
      <style:text-properties officeooo:rsid="00704232"/>
    </style:style>
    <style:style style:name="T18" style:family="text">
      <style:text-properties officeooo:rsid="00fb0d24" fo:background-color="#fff200" loext:char-shading-value="0"/>
    </style:style>
    <style:style style:name="T19" style:family="text">
      <style:text-properties officeooo:rsid="007f05cd" fo:background-color="#fff200" loext:char-shading-value="0"/>
    </style:style>
    <style:style style:name="T20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21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22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23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24" style:family="text">
      <style:text-properties fo:language="en" fo:country="US" fo:font-weight="normal" officeooo:rsid="04758f42" fo:background-color="transparent" loext:char-shading-value="0" style:font-weight-asian="normal" style:font-weight-complex="normal"/>
    </style:style>
    <style:style style:name="T25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26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27" style:family="text">
      <style:text-properties fo:language="en" fo:country="US" fo:font-weight="normal" officeooo:rsid="03bcd7a8" fo:background-color="transparent" loext:char-shading-value="0" style:font-weight-asian="normal" style:font-weight-complex="normal"/>
    </style:style>
    <style:style style:name="T28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555d979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577f926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4724798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5be7d77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5ce6087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5d0adf4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5d186b7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5d6a71a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5b3289d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5da5a60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5de2795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5de3bfb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5deeb03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5e54c9e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5e57085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5e5a02c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5ea0684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5f0ca0f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5f13cc9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5f8078b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5f9505e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5edd406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52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53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54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55" style:family="text">
      <style:text-properties fo:language="en" fo:country="US" fo:font-weight="normal" officeooo:rsid="05ea39fc" fo:background-color="#dddddd" loext:char-shading-value="0" style:font-weight-asian="normal" style:font-weight-complex="normal"/>
    </style:style>
    <style:style style:name="T56" style:family="text">
      <style:text-properties fo:language="en" fo:country="US" fo:font-weight="normal" officeooo:rsid="05015612" style:font-weight-asian="normal" style:font-weight-complex="normal"/>
    </style:style>
    <style:style style:name="T57" style:family="text">
      <style:text-properties fo:language="en" fo:country="US" fo:font-weight="normal" officeooo:rsid="00d88c8c" style:font-weight-asian="normal" style:font-weight-complex="normal"/>
    </style:style>
    <style:style style:name="T58" style:family="text">
      <style:text-properties fo:language="en" fo:country="US" fo:font-weight="normal" officeooo:rsid="05b3a9b3" style:font-weight-asian="normal" style:font-weight-complex="normal"/>
    </style:style>
    <style:style style:name="T59" style:family="text">
      <style:text-properties fo:language="en" fo:country="US" fo:font-weight="normal" officeooo:rsid="05bd9126" style:font-weight-asian="normal" style:font-weight-complex="normal"/>
    </style:style>
    <style:style style:name="T60" style:family="text">
      <style:text-properties fo:language="en" fo:country="US" fo:font-weight="normal" officeooo:rsid="0032ee51" style:font-weight-asian="normal" style:font-weight-complex="normal"/>
    </style:style>
    <style:style style:name="T61" style:family="text">
      <style:text-properties fo:language="en" fo:country="US" fo:font-style="italic" fo:font-weight="bold" officeooo:rsid="05822ec8" fo:background-color="transparent" loext:char-shading-value="0" style:font-style-asian="italic" style:font-weight-asian="bold" style:font-style-complex="italic" style:font-weight-complex="bold"/>
    </style:style>
    <style:style style:name="T62" style:family="text">
      <style:text-properties fo:language="en" fo:country="US" fo:font-style="italic" fo:font-weight="bold" officeooo:rsid="04758f42" fo:background-color="transparent" loext:char-shading-value="0" style:font-style-asian="italic" style:font-weight-asian="bold" style:font-style-complex="italic" style:font-weight-complex="bold"/>
    </style:style>
    <style:style style:name="T63" style:family="text">
      <style:text-properties fo:language="en" fo:country="US" fo:font-style="italic" fo:font-weight="bold" officeooo:rsid="05d0adf4" fo:background-color="transparent" loext:char-shading-value="0" style:font-style-asian="italic" style:font-weight-asian="bold" style:font-style-complex="italic" style:font-weight-complex="bold"/>
    </style:style>
    <style:style style:name="T64" style:family="text">
      <style:text-properties fo:language="en" fo:country="US" fo:font-style="italic" fo:font-weight="bold" officeooo:rsid="05d186b7" fo:background-color="transparent" loext:char-shading-value="0" style:font-style-asian="italic" style:font-weight-asian="bold" style:font-style-complex="italic" style:font-weight-complex="bold"/>
    </style:style>
    <style:style style:name="T65" style:family="text">
      <style:text-properties fo:language="en" fo:country="US" fo:font-style="italic" fo:font-weight="bold" officeooo:rsid="05d6a71a" fo:background-color="transparent" loext:char-shading-value="0" style:font-style-asian="italic" style:font-weight-asian="bold" style:font-style-complex="italic" style:font-weight-complex="bold"/>
    </style:style>
    <style:style style:name="T66" style:family="text">
      <style:text-properties fo:language="en" fo:country="US" fo:font-style="italic" fo:font-weight="bold" officeooo:rsid="05b3289d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fo:language="en" fo:country="US" fo:font-style="italic" fo:font-weight="bold" officeooo:rsid="05e57085" fo:background-color="transparent" loext:char-shading-value="0" style:font-style-asian="italic" style:font-weight-asian="bold" style:font-style-complex="italic" style:font-weight-complex="bold"/>
    </style:style>
    <style:style style:name="T68" style:family="text">
      <style:text-properties fo:language="en" fo:country="US" fo:font-style="italic" fo:font-weight="bold" officeooo:rsid="05de3bfb" fo:background-color="transparent" loext:char-shading-value="0" style:font-style-asian="italic" style:font-weight-asian="bold" style:font-style-complex="italic" style:font-weight-complex="bold"/>
    </style:style>
    <style:style style:name="T69" style:family="text">
      <style:text-properties fo:language="en" fo:country="US" fo:font-style="italic" fo:font-weight="bold" officeooo:rsid="05ce6087" fo:background-color="#fff200" loext:char-shading-value="0" style:font-style-asian="italic" style:font-weight-asian="bold" style:font-style-complex="italic" style:font-weight-complex="bold"/>
    </style:style>
    <style:style style:name="T70" style:family="text">
      <style:text-properties fo:language="en" fo:country="US" fo:font-style="italic" fo:font-weight="normal" officeooo:rsid="05c8d64c" fo:background-color="#dddddd" loext:char-shading-value="0" style:font-style-asian="italic" style:font-weight-asian="normal" style:font-style-complex="italic" style:font-weight-complex="normal"/>
    </style:style>
    <style:style style:name="T71" style:family="text">
      <style:text-properties fo:language="en" fo:country="US" fo:font-style="italic" fo:font-weight="normal" officeooo:rsid="05dfeab5" fo:background-color="#dddddd" loext:char-shading-value="0" style:font-style-asian="italic" style:font-weight-asian="normal" style:font-style-complex="italic" style:font-weight-complex="normal"/>
    </style:style>
    <style:style style:name="T72" style:family="text">
      <style:text-properties fo:language="en" fo:country="US" fo:font-style="italic" fo:font-weight="normal" officeooo:rsid="05da5a60" fo:background-color="transparent" loext:char-shading-value="0" style:font-style-asian="italic" style:font-weight-asian="normal" style:font-style-complex="italic" style:font-weight-complex="normal"/>
    </style:style>
    <style:style style:name="T73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fo:language="en" fo:country="US" fo:font-style="normal" fo:font-weight="normal" officeooo:rsid="0549d487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5e57085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5ce6087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fo:font-weight="normal" officeooo:rsid="0532eefe" fo:background-color="#dddddd" loext:char-shading-value="0" style:font-style-asian="normal" style:font-weight-asian="normal" style:font-style-complex="normal" style:font-weight-complex="normal"/>
    </style:style>
    <style:style style:name="T79" style:family="text">
      <style:text-properties fo:language="en" fo:country="US" fo:font-style="normal" fo:font-weight="normal" officeooo:rsid="05c8d64c" fo:background-color="#dddddd" loext:char-shading-value="0" style:font-style-asian="normal" style:font-weight-asian="normal" style:font-style-complex="normal" style:font-weight-complex="normal"/>
    </style:style>
    <style:style style:name="T80" style:family="text">
      <style:text-properties fo:language="en" fo:country="US" fo:font-style="normal" fo:font-weight="normal" officeooo:rsid="05d4a925" fo:background-color="#dddddd" loext:char-shading-value="0" style:font-style-asian="normal" style:font-weight-asian="normal" style:font-style-complex="normal" style:font-weight-complex="normal"/>
    </style:style>
    <style:style style:name="T81" style:family="text">
      <style:text-properties fo:language="en" fo:country="US" fo:font-style="normal" fo:font-weight="normal" officeooo:rsid="05de2795" fo:background-color="#dddddd" loext:char-shading-value="0" style:font-style-asian="normal" style:font-weight-asian="normal" style:font-style-complex="normal" style:font-weight-complex="normal"/>
    </style:style>
    <style:style style:name="T82" style:family="text">
      <style:text-properties fo:language="en" fo:country="US" fo:font-style="normal" fo:font-weight="normal" officeooo:rsid="05ed11c6" fo:background-color="#dddddd" loext:char-shading-value="0" style:font-style-asian="normal" style:font-weight-asian="normal" style:font-style-complex="normal" style:font-weight-complex="normal"/>
    </style:style>
    <style:style style:name="T83" style:family="text">
      <style:text-properties fo:language="en" fo:country="US" fo:font-style="normal" fo:font-weight="normal" officeooo:rsid="05e5a02c" fo:background-color="#dddddd" loext:char-shading-value="0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fo:font-weight="normal" officeooo:rsid="05f0ca0f" fo:background-color="#dddddd" loext:char-shading-value="0" style:font-style-asian="normal" style:font-weight-asian="normal" style:font-style-complex="normal" style:font-weight-complex="normal"/>
    </style:style>
    <style:style style:name="T85" style:family="text">
      <style:text-properties fo:language="en" fo:country="US" fo:font-style="normal" fo:font-weight="normal" officeooo:rsid="05f18d2f" fo:background-color="#dddddd" loext:char-shading-value="0" style:font-style-asian="normal" style:font-weight-asian="normal" style:font-style-complex="normal" style:font-weight-complex="normal"/>
    </style:style>
    <style:style style:name="T86" style:family="text">
      <style:text-properties fo:language="en" fo:country="US" fo:font-style="normal" fo:font-weight="normal" officeooo:rsid="05f8078b" fo:background-color="#dddddd" loext:char-shading-value="0" style:font-style-asian="normal" style:font-weight-asian="normal" style:font-style-complex="normal" style:font-weight-complex="normal"/>
    </style:style>
    <style:style style:name="T87" style:family="text">
      <style:text-properties fo:language="en" fo:country="US" fo:font-style="normal" fo:font-weight="normal" officeooo:rsid="05f84b98" fo:background-color="#dddddd" loext:char-shading-value="0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fo:font-weight="normal" officeooo:rsid="05ea94d7" fo:background-color="#dddddd" loext:char-shading-value="0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90" style:family="text">
      <style:text-properties fo:language="en" fo:country="US" fo:font-style="normal" fo:font-weight="bold" officeooo:rsid="04e48279" fo:background-color="transparent" loext:char-shading-value="0" style:font-style-asian="normal" style:font-weight-asian="bold" style:font-style-complex="normal" style:font-weight-complex="bold"/>
    </style:style>
    <style:style style:name="T91" style:family="text">
      <style:text-properties fo:language="en" fo:country="US" fo:font-style="normal" fo:font-weight="bold" officeooo:rsid="05be7d77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language="en" fo:country="US" fo:font-style="normal" fo:font-weight="bold" officeooo:rsid="05c8d64c" fo:background-color="#dddddd" loext:char-shading-value="0" style:font-style-asian="normal" style:font-weight-asian="bold" style:font-style-complex="normal" style:font-weight-complex="bold"/>
    </style:style>
    <style:style style:name="T93" style:family="text">
      <style:text-properties fo:language="en" fo:country="US" fo:font-style="normal" fo:font-weight="bold" officeooo:rsid="05ea94d7" fo:background-color="#dddddd" loext:char-shading-value="0" style:font-style-asian="normal" style:font-weight-asian="bold" style:font-style-complex="normal" style:font-weight-complex="bold"/>
    </style:style>
    <style:style style:name="T94" style:family="text">
      <style:text-properties fo:language="en" fo:country="US" fo:font-style="normal" fo:font-weight="bold" officeooo:rsid="05ce6087" fo:background-color="#fff200" loext:char-shading-value="0" style:font-style-asian="normal" style:font-weight-asian="bold" style:font-style-complex="normal" style:font-weight-complex="bold"/>
    </style:style>
    <style:style style:name="T95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96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97" style:family="text">
      <style:text-properties fo:language="en" fo:country="US" fo:font-weight="bold" officeooo:rsid="058ae9a0" fo:background-color="#fff200" loext:char-shading-value="0" style:font-weight-asian="bold" style:font-weight-complex="bold"/>
    </style:style>
    <style:style style:name="T98" style:family="text">
      <style:text-properties fo:language="en" fo:country="US" fo:font-weight="bold" officeooo:rsid="05bd96bf" fo:background-color="#fff200" loext:char-shading-value="0" style:font-weight-asian="bold" style:font-weight-complex="bold"/>
    </style:style>
    <style:style style:name="T99" style:family="text">
      <style:text-properties fo:language="en" fo:country="US" fo:font-weight="bold" officeooo:rsid="05be7d77" fo:background-color="#fff200" loext:char-shading-value="0" style:font-weight-asian="bold" style:font-weight-complex="bold"/>
    </style:style>
    <style:style style:name="T100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101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102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03" style:family="text">
      <style:text-properties fo:language="en" fo:country="US" fo:font-weight="bold" officeooo:rsid="058b8425" fo:background-color="#fff200" loext:char-shading-value="0" style:font-weight-asian="bold" style:font-weight-complex="bold"/>
    </style:style>
    <style:style style:name="T104" style:family="text">
      <style:text-properties fo:language="en" fo:country="US" fo:font-weight="bold" officeooo:rsid="05bd9126" fo:background-color="#fff200" loext:char-shading-value="0" style:font-weight-asian="bold" style:font-weight-complex="bold"/>
    </style:style>
    <style:style style:name="T105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06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107" style:family="text">
      <style:text-properties fo:language="en" fo:country="US" fo:font-weight="bold" officeooo:rsid="05bd9126" fo:background-color="#dddddd" loext:char-shading-value="0" style:font-weight-asian="bold" style:font-weight-complex="bold"/>
    </style:style>
    <style:style style:name="T108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109" style:family="text">
      <style:text-properties fo:language="en" fo:country="US" fo:font-weight="bold" officeooo:rsid="0472095c" fo:background-color="transparent" loext:char-shading-value="0" style:font-weight-asian="bold" style:font-weight-complex="bold"/>
    </style:style>
    <style:style style:name="T110" style:family="text">
      <style:text-properties fo:language="en" fo:country="US" fo:font-weight="bold" officeooo:rsid="04724798" fo:background-color="transparent" loext:char-shading-value="0" style:font-weight-asian="bold" style:font-weight-complex="bold"/>
    </style:style>
    <style:style style:name="T111" style:family="text">
      <style:text-properties fo:language="en" fo:country="US" fo:font-weight="bold" officeooo:rsid="05be7d77" fo:background-color="transparent" loext:char-shading-value="0" style:font-weight-asian="bold" style:font-weight-complex="bold"/>
    </style:style>
    <style:style style:name="T112" style:family="text">
      <style:text-properties fo:language="en" fo:country="US" fo:font-weight="bold" officeooo:rsid="05ce6087" fo:background-color="transparent" loext:char-shading-value="0" style:font-weight-asian="bold" style:font-weight-complex="bold"/>
    </style:style>
    <style:style style:name="T113" style:family="text">
      <style:text-properties fo:language="en" fo:country="US" fo:font-weight="bold" officeooo:rsid="05d186b7" fo:background-color="transparent" loext:char-shading-value="0" style:font-weight-asian="bold" style:font-weight-complex="bold"/>
    </style:style>
    <style:style style:name="T114" style:family="text">
      <style:text-properties fo:language="en" fo:country="US" fo:font-weight="bold" officeooo:rsid="05b3289d" fo:background-color="transparent" loext:char-shading-value="0" style:font-weight-asian="bold" style:font-weight-complex="bold"/>
    </style:style>
    <style:style style:name="T115" style:family="text">
      <style:text-properties fo:language="en" fo:country="US" fo:font-weight="bold" officeooo:rsid="05deeb03" fo:background-color="transparent" loext:char-shading-value="0" style:font-weight-asian="bold" style:font-weight-complex="bold"/>
    </style:style>
    <style:style style:name="T116" style:family="text">
      <style:text-properties fo:language="en" fo:country="US" fo:font-weight="bold" officeooo:rsid="05de3bfb" fo:background-color="transparent" loext:char-shading-value="0" style:font-weight-asian="bold" style:font-weight-complex="bold"/>
    </style:style>
    <style:style style:name="T117" style:family="text">
      <style:text-properties fo:language="en" fo:country="US" fo:font-weight="bold" officeooo:rsid="05e57085" fo:background-color="transparent" loext:char-shading-value="0" style:font-weight-asian="bold" style:font-weight-complex="bold"/>
    </style:style>
    <style:style style:name="T118" style:family="text">
      <style:text-properties fo:language="en" fo:country="US" fo:font-weight="bold" officeooo:rsid="0038376e" fo:background-color="transparent" loext:char-shading-value="0" style:font-weight-asian="bold" style:font-weight-complex="bold"/>
    </style:style>
    <style:style style:name="T119" style:family="text">
      <style:text-properties fo:language="en" fo:country="US" fo:font-weight="bold" officeooo:rsid="05d6a71a" fo:background-color="transparent" loext:char-shading-value="0" style:font-weight-asian="bold" style:font-weight-complex="bold"/>
    </style:style>
    <style:style style:name="T120" style:family="text">
      <style:text-properties fo:language="en" fo:country="US" fo:font-weight="bold" officeooo:rsid="05e8d142" fo:background-color="transparent" loext:char-shading-value="0" style:font-weight-asian="bold" style:font-weight-complex="bold"/>
    </style:style>
    <style:style style:name="T121" style:family="text">
      <style:text-properties fo:language="en" fo:country="US" fo:font-weight="bold" officeooo:rsid="05f8078b" fo:background-color="transparent" loext:char-shading-value="0" style:font-weight-asian="bold" style:font-weight-complex="bold"/>
    </style:style>
    <style:style style:name="T122" style:family="text">
      <style:text-properties fo:language="en" fo:country="US" fo:font-weight="bold" officeooo:rsid="05da5a60" fo:background-color="transparent" loext:char-shading-value="0" style:font-weight-asian="bold" style:font-weight-complex="bold"/>
    </style:style>
    <style:style style:name="T123" style:family="text">
      <style:text-properties fo:language="en" fo:country="US" fo:font-weight="bold" officeooo:rsid="00704232" style:font-weight-asian="bold" style:font-weight-complex="bold"/>
    </style:style>
    <style:style style:name="T124" style:family="text">
      <style:text-properties fo:language="en" fo:country="US" fo:font-weight="bold" officeooo:rsid="00d88c8c" style:font-weight-asian="bold" style:font-weight-complex="bold"/>
    </style:style>
    <style:style style:name="T125" style:family="text">
      <style:text-properties fo:language="en" fo:country="US" fo:font-weight="bold" officeooo:rsid="00136227" style:font-weight-asian="bold" style:font-weight-complex="bold"/>
    </style:style>
    <style:style style:name="T126" style:family="text">
      <style:text-properties fo:language="en" fo:country="US" fo:font-weight="bold" officeooo:rsid="0032ee51" style:font-weight-asian="bold" style:font-weight-complex="bold"/>
    </style:style>
    <style:style style:name="T127" style:family="text">
      <style:text-properties fo:language="en" fo:country="US" officeooo:rsid="00bb70dd"/>
    </style:style>
    <style:style style:name="T128" style:family="text">
      <style:text-properties fo:language="en" fo:country="US" officeooo:rsid="00704232"/>
    </style:style>
    <style:style style:name="T129" style:family="text">
      <style:text-properties fo:language="en" fo:country="US" officeooo:rsid="00136227"/>
    </style:style>
    <style:style style:name="T130" style:family="text">
      <style:text-properties fo:color="#999999" loext:opacity="100%" fo:font-weight="bold" officeooo:rsid="001e4eb8" style:font-weight-asian="bold" style:font-weight-complex="bold"/>
    </style:style>
    <style:style style:name="T131" style:family="text">
      <style:text-properties fo:color="#999999" loext:opacity="100%" fo:font-weight="bold" officeooo:rsid="00373dfb" style:font-weight-asian="bold" style:font-weight-complex="bold"/>
    </style:style>
    <style:style style:name="T132" style:family="text">
      <style:text-properties fo:color="#999999" loext:opacity="100%" fo:font-weight="bold" officeooo:rsid="01ebd016" style:font-weight-asian="bold" style:font-weight-complex="bold"/>
    </style:style>
    <style:style style:name="T133" style:family="text">
      <style:text-properties fo:color="#999999" loext:opacity="100%" fo:font-weight="bold" officeooo:rsid="014f0a12" style:font-weight-asian="bold" style:font-weight-complex="bold"/>
    </style:style>
    <style:style style:name="T134" style:family="text">
      <style:text-properties fo:color="#999999" loext:opacity="100%" fo:font-weight="bold" officeooo:rsid="05bd9126" style:font-weight-asian="bold" style:font-weight-complex="bold"/>
    </style:style>
    <style:style style:name="T135" style:family="text">
      <style:text-properties fo:color="#999999" loext:opacity="100%" fo:font-weight="bold" officeooo:rsid="05cc65ea" style:font-weight-asian="bold" style:font-weight-complex="bold"/>
    </style:style>
    <style:style style:name="T136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37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color="#999999" loext:opacity="100%" fo:language="en" fo:country="US" fo:font-style="normal" fo:font-weight="normal" officeooo:rsid="028af2ba" fo:background-color="#dddddd" loext:char-shading-value="0" style:font-style-asian="normal" style:font-weight-asian="normal" style:font-style-complex="normal" style:font-weight-complex="normal"/>
    </style:style>
    <style:style style:name="T139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40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41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142" style:family="text">
      <style:text-properties fo:color="#999999" loext:opacity="100%" officeooo:rsid="028af2ba"/>
    </style:style>
    <style:style style:name="T143" style:family="text">
      <style:text-properties fo:color="#999999" loext:opacity="100%" officeooo:rsid="03bb9eb9"/>
    </style:style>
    <style:style style:name="T144" style:family="text">
      <style:text-properties fo:color="#999999" loext:opacity="100%" fo:font-weight="normal" officeooo:rsid="01ebd016" style:font-weight-asian="normal" style:font-weight-complex="normal"/>
    </style:style>
    <style:style style:name="T145" style:family="text">
      <style:text-properties fo:color="#999999" loext:opacity="100%" fo:font-weight="normal" officeooo:rsid="014f0a12" style:font-weight-asian="normal" style:font-weight-complex="normal"/>
    </style:style>
    <style:style style:name="T146" style:family="text">
      <style:text-properties fo:color="#999999" loext:opacity="100%" fo:font-weight="normal" officeooo:rsid="05cc65ea" style:font-weight-asian="normal" style:font-weight-complex="normal"/>
    </style:style>
    <style:style style:name="T147" style:family="text">
      <style:text-properties fo:color="#999999" loext:opacity="100%" fo:font-style="normal" officeooo:rsid="028af2ba" style:font-style-asian="normal" style:font-style-complex="normal"/>
    </style:style>
    <style:style style:name="T148" style:family="text">
      <style:text-properties fo:color="#999999" loext:opacity="100%" fo:font-style="normal" officeooo:rsid="03bb9eb9" style:font-style-asian="normal" style:font-style-complex="normal"/>
    </style:style>
    <style:style style:name="T149" style:family="text">
      <style:text-properties officeooo:rsid="05c8d64c"/>
    </style:style>
    <style:style style:name="T150" style:family="text">
      <style:text-properties officeooo:rsid="05b3289d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fo:font-style="normal" officeooo:rsid="04758f42" style:font-style-asian="normal" style:font-style-complex="normal"/>
    </style:style>
    <style:style style:name="T153" style:family="text">
      <style:text-properties fo:font-style="normal" officeooo:rsid="05e8d142" style:font-style-asian="normal" style:font-style-complex="normal"/>
    </style:style>
    <style:style style:name="T154" style:family="text">
      <style:text-properties fo:font-style="normal" officeooo:rsid="05de2795" fo:background-color="#dddddd" loext:char-shading-value="0" style:font-style-asian="normal" style:font-style-complex="normal"/>
    </style:style>
    <style:style style:name="T155" style:family="text">
      <style:text-properties fo:font-style="normal" officeooo:rsid="05f6fa14" fo:background-color="#dddddd" loext:char-shading-value="0" style:font-style-asian="normal" style:font-style-complex="normal"/>
    </style:style>
    <style:style style:name="T156" style:family="text">
      <style:text-properties officeooo:rsid="05dabada"/>
    </style:style>
    <style:style style:name="T157" style:family="text">
      <style:text-properties officeooo:rsid="05de2795"/>
    </style:style>
    <style:style style:name="T158" style:family="text">
      <style:text-properties officeooo:rsid="05e5a02c" fo:background-color="transparent" loext:char-shading-value="0"/>
    </style:style>
    <style:style style:name="T159" style:family="text">
      <style:text-properties officeooo:rsid="05b3289d" fo:background-color="transparent" loext:char-shading-value="0"/>
    </style:style>
    <style:style style:name="T160" style:family="text">
      <style:text-properties officeooo:rsid="05e6618d" fo:background-color="transparent" loext:char-shading-value="0"/>
    </style:style>
    <style:style style:name="T161" style:family="text">
      <style:text-properties officeooo:rsid="05e8d142"/>
    </style:style>
    <style:style style:name="T162" style:family="text">
      <style:text-properties officeooo:rsid="05ea39fc"/>
    </style:style>
    <style:style style:name="T163" style:family="text">
      <style:text-properties officeooo:rsid="05ea94d7"/>
    </style:style>
    <style:style style:name="T164" style:family="text">
      <style:text-properties officeooo:rsid="05ed11c6"/>
    </style:style>
    <style:style style:name="T165" style:family="text">
      <style:text-properties officeooo:rsid="05edd406"/>
    </style:style>
    <style:style style:name="T166" style:family="text">
      <style:text-properties officeooo:rsid="05f018ca"/>
    </style:style>
    <style:style style:name="T167" style:family="text">
      <style:text-properties officeooo:rsid="05f7f18a"/>
    </style:style>
    <style:style style:name="T168" style:family="text">
      <style:text-properties officeooo:rsid="05f807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Git /ɡɪt/ <text:s/><text:span text:style-name="T167"><text:s/>– <text:s text:c="2"/></text:span>YAML /ˈjæməl/</text:p>
      <text:p text:style-name="P41"/>
      <text:p text:style-name="P40">### <text:span text:style-name="T1">Intro</text:span> ###</text:p>
      <text:p text:style-name="P36"/>
      <text:p text:style-name="P57"><text:span text:style-name="T129">Here are some </text:span><text:span text:style-name="T100">Java </text:span><text:span text:style-name="T101">IDE</text:span><text:span text:style-name="T125"> </text:span><text:span text:style-name="T124">improvements </text:span><text:span text:style-name="T126">of </text:span><text:span text:style-name="T60">Eclipse </text:span><text:span text:style-name="T102">202</text:span><text:span text:style-name="T103">3</text:span><text:span text:style-name="T102">-</text:span><text:span text:style-name="T103">0</text:span><text:span text:style-name="T104">6</text:span><text:span text:style-name="T57">, </text:span><text:span text:style-name="T51">including</text:span><text:span text:style-name="T124"> </text:span><text:span text:style-name="T56">Maven, </text:span><text:span text:style-name="T59">Gradle</text:span><text:span text:style-name="T56"> </text:span><text:span text:style-name="T57">and </text:span><text:span text:style-name="T58">general</text:span><text:span text:style-name="T57"> improvements, </text:span><text:span text:style-name="T52">improvements </text:span><text:span text:style-name="T51">that have been added </text:span><text:span text:style-name="T105">since the last release in </text:span><text:span text:style-name="T107">March</text:span><text:span text:style-name="T106"> 202</text:span><text:span text:style-name="T107">3</text:span><text:span text:style-name="T105"> </text:span><text:span text:style-name="T51">three months </text:span><text:span text:style-name="T53">ago</text:span><text:span text:style-name="T54">.</text:span></text:p>
      <text:p text:style-name="P4"/>
      <text:p text:style-name="P3"/>
      <text:p text:style-name="P32"><text:span text:style-name="T130">### </text:span><text:span text:style-name="T131">J</text:span><text:span text:style-name="T132">ava </text:span><text:span text:style-name="T134">20</text:span><text:span text:style-name="T133"> </text:span><text:span text:style-name="T130">###</text:span></text:p>
      <text:p text:style-name="P34"/>
      <text:p text:style-name="P43"><text:span text:style-name="T22">In the Eclipse 202</text:span><text:span text:style-name="T32">3</text:span><text:span text:style-name="T22">-</text:span><text:span text:style-name="T32">06</text:span><text:span text:style-name="T22"> Java IDE, </text:span><text:span text:style-name="T95">Java </text:span><text:span text:style-name="T99">20</text:span><text:span text:style-name="T95"> support</text:span><text:span text:style-name="T22"> i</text:span><text:span text:style-name="T25">s</text:span><text:span text:style-name="T22"> now </text:span><text:span text:style-name="T95">built-in</text:span><text:span text:style-name="T22">.</text:span></text:p>
      <text:p text:style-name="P43"><text:span text:style-name="T51">When creating a </text:span><text:span text:style-name="T105">new Java project</text:span><text:span text:style-name="T51">,</text:span><text:span text:style-name="T26"> you can </text:span><text:span text:style-name="T108">select</text:span><text:span text:style-name="T26"> </text:span><text:span text:style-name="T27">which</text:span><text:span text:style-name="T26"> JRE </text:span><text:span text:style-name="T27">to</text:span><text:span text:style-name="T28"> use </text:span><text:span text:style-name="T26">from a </text:span><text:span text:style-name="T109">l</text:span><text:span text:style-name="T108">ist </text:span><text:span text:style-name="T29">of</text:span><text:span text:style-name="T26"> </text:span><text:span text:style-name="T108">all Java versions </text:span><text:span text:style-name="T29">that </text:span><text:span text:style-name="T30">now </text:span><text:span text:style-name="T29">goes up to</text:span><text:span text:style-name="T26"> </text:span><text:span text:style-name="T108">Java </text:span><text:span text:style-name="T111">20</text:span><text:span text:style-name="T26">.</text:span></text:p>
      <text:p text:style-name="P43"><text:span text:style-name="T31">Eclipse is </text:span><text:span text:style-name="T110">shipped with</text:span><text:span text:style-name="T28"> </text:span><text:span text:style-name="T110">Java 17</text:span><text:span text:style-name="T32">, the highest version with </text:span><text:span text:style-name="T118">long term support</text:span><text:span text:style-name="T28">.</text:span></text:p>
      <text:p text:style-name="P43"><text:span text:style-name="T28">S</text:span><text:span text:style-name="T32">o </text:span><text:span text:style-name="T90">in order </text:span><text:span text:style-name="T91">to code in Java 20 </text:span><text:span text:style-name="T32">make sure that a </text:span><text:span text:style-name="T111">Java </text:span><text:span text:style-name="T91">20 JDK</text:span><text:span text:style-name="T23"> </text:span><text:span text:style-name="T45">i</text:span><text:span text:style-name="T23">s installed and configured in</text:span><text:span text:style-name="T24"> the </text:span><text:span text:style-name="T89">preferences</text:span><text:span text:style-name="T73"> </text:span><text:span text:style-name="T136">[…</text:span><text:span text:style-name="T137">] </text:span><text:span text:style-name="T61">Java</text:span><text:span text:style-name="T73"> </text:span><text:span text:style-name="T136">[…</text:span><text:span text:style-name="T137">]</text:span><text:span text:style-name="T74"> </text:span><text:span text:style-name="T62">Installed JREs</text:span><text:span text:style-name="T24">.</text:span></text:p>
      <text:p text:style-name="P43"><text:span text:style-name="T51">Regarding </text:span><text:span text:style-name="T105">language features</text:span><text:span text:style-name="T51">, </text:span><text:span text:style-name="T55">only </text:span><text:span text:style-name="T51">the </text:span><text:span text:style-name="T105">preview features</text:span><text:span text:style-name="T51"> have changed which you might want explore yourself.</text:span> </text:p>
      <text:p text:style-name="P43"/>
      <text:p text:style-name="P43"><text:span text:style-name="T24">You </text:span><text:span text:style-name="T48">have </text:span><text:span text:style-name="T24">probably already noticed: </text:span><text:span text:style-name="T48">there is now </text:span><text:span text:style-name="T99">onboarding information</text:span><text:span text:style-name="T32"> in the </text:span><text:span text:style-name="T111">empty editor area</text:span><text:span text:style-name="T32">.</text:span></text:p>
      <text:p text:style-name="P43"><text:span text:style-name="T111">Whether</text:span><text:span text:style-name="T32"> and </text:span><text:span text:style-name="T111">what</text:span><text:span text:style-name="T32"> </text:span><text:span text:style-name="T51">is shown</text:span><text:span text:style-name="T32"> depends on the chosen </text:span><text:span text:style-name="T111">perspective</text:span><text:span text:style-name="T32">.</text:span><text:span text:style-name="T75"> </text:span><text:span text:style-name="T78">Nice, isn’t it?</text:span></text:p>
      <text:p text:style-name="P4"/>
      <text:p text:style-name="P3"/>
      <text:p text:style-name="P32"><text:span text:style-name="T130">### </text:span><text:span text:style-name="T134">Mylyn</text:span><text:span text:style-name="T133"> </text:span><text:span text:style-name="T130">###</text:span></text:p>
      <text:p text:style-name="P34"/>
      <text:p text:style-name="P44"><text:span text:style-name="T99">Mylyn</text:span><text:span text:style-name="T11">, the </text:span><text:span text:style-name="T9">task-focused UI</text:span><text:span text:style-name="T11"> is back!</text:span></text:p>
      <text:p text:style-name="P6">In the <text:span text:style-name="T12">Task List</text:span> view, <text:span text:style-name="T2">activating</text:span> the <text:span text:style-name="T2">task</text:span> restores the state <text:span text:style-name="T168">exactly </text:span>as you left it:</text:p>
      <text:p text:style-name="P7">the <text:span text:style-name="T2">editors</text:span> are <text:span text:style-name="T2">re-opened</text:span> and in the <text:span text:style-name="T12">Explorer</text:span> views <text:span text:style-name="T2">filtering</text:span> will be enabled to show only the things <text:span text:style-name="T161">belonging to</text:span> the context of the active task.</text:p>
      <text:p text:style-name="P8">To <text:span text:style-name="T2">show</text:span> the <text:span text:style-name="T2">filtered child</text:span> elements, click on the <text:span text:style-name="T2">expand icon</text:span> right of the element <text:span text:style-name="T142">[…</text:span><text:span text:style-name="T143">]</text:span> or press the <text:span text:style-name="T2">Alt</text:span> key while <text:span text:style-name="T2">clicking</text:span>.</text:p>
      <text:p text:style-name="P8">Via the <text:span text:style-name="T2">right-click menu or via a shortcut</text:span> you can <text:span text:style-name="T2">set</text:span> something as <text:span text:style-name="T2">landmark </text:span><text:span text:style-name="T142">[…</text:span><text:span text:style-name="T143">]</text:span> <text:span text:style-name="T2">or remove</text:span> it from the task context <text:span text:style-name="T149">again.</text:span></text:p>
      <text:p text:style-name="P8"><text:span text:style-name="T5">Filtering can</text:span><text:span text:style-name="T149"> be temporarily </text:span><text:span text:style-name="T5">disabled</text:span><text:span text:style-name="T149"> in the </text:span><text:span text:style-name="T5">view toolbar</text:span><text:span text:style-name="T149"> </text:span><text:span text:style-name="T142">[…</text:span><text:span text:style-name="T143">]</text:span><text:span text:style-name="T149"> </text:span><text:span text:style-name="T5">or</text:span><text:span text:style-name="T149"> – if you don't like the filtering </text:span><text:span text:style-name="T162">at all</text:span><text:span text:style-name="T149"> – </text:span><text:span text:style-name="T162">can be </text:span><text:span text:style-name="T149">disabled by default in the </text:span><text:span text:style-name="T5">preferences</text:span><text:span text:style-name="T149"> </text:span><text:span text:style-name="T142">[…</text:span><text:span text:style-name="T143">]</text:span><text:span text:style-name="T149"> </text:span><text:span text:style-name="T13">Mylyn</text:span><text:span text:style-name="T149"> </text:span><text:span text:style-name="T142">[…</text:span><text:span text:style-name="T143">]</text:span><text:span text:style-name="T149"> </text:span><text:span text:style-name="T13">Context</text:span><text:span text:style-name="T149">.</text:span></text:p>
      <text:p text:style-name="P9">With Mylyn you can <text:span text:style-name="T2">schedule tasks</text:span>,<text:span text:style-name="T149"> </text:span><text:span text:style-name="T142">[…</text:span><text:span text:style-name="T143">]</text:span><text:span text:style-name="T149"> </text:span>connect to <text:span text:style-name="T2">bug trackers</text:span> like GitHub issues, <text:span text:style-name="T142">[…</text:span><text:span text:style-name="T143">]</text:span><text:span text:style-name="T149"> </text:span><text:span text:style-name="T168">and </text:span>in the <text:span text:style-name="T12">Builds</text:span><text:span text:style-name="T2"> </text:span><text:span text:style-name="T5">view</text:span><text:span text:style-name="T149"> you can monitor build servers like Jenkins, run </text:span><text:span text:style-name="T163">jobs</text:span><text:span text:style-name="T149"> </text:span><text:span text:style-name="T163">and get their logs or</text:span><text:span text:style-name="T149"> output. </text:span>There is much more, far too much to show in this video.</text:p>
      <text:p text:style-name="P46"/>
      <text:p text:style-name="P47"/>
      <text:p text:style-name="P31"><text:span text:style-name="T130">### </text:span><text:span text:style-name="T131">J</text:span><text:span text:style-name="T132">ava</text:span><text:span text:style-name="T144"> </text:span><text:span text:style-name="T146">(including </text:span><text:span text:style-name="T135">Maven</text:span><text:span text:style-name="T146"> and </text:span><text:span text:style-name="T135">Gradle</text:span><text:span text:style-name="T146">)</text:span><text:span text:style-name="T145"> </text:span><text:span text:style-name="T130">###</text:span></text:p>
      <text:p text:style-name="P33"/>
      <text:p text:style-name="P14">There are <text:span text:style-name="T168">also </text:span>some helpful smaller improvements in the Java editor.</text:p>
      <text:p text:style-name="P22"/>
      <text:p text:style-name="P60"><text:span text:style-name="T78">For instance,</text:span><text:span text:style-name="T77"> </text:span><text:span text:style-name="T99">hovering</text:span><text:span text:style-name="T33"> a </text:span><text:span text:style-name="T112">field or method</text:span><text:span text:style-name="T33"> while pressing </text:span><text:span text:style-name="T99">Ctrl</text:span><text:span text:style-name="T33"> </text:span><text:span text:style-name="T48">now also </text:span><text:span text:style-name="T38">provides </text:span><text:span text:style-name="T69">Open Call Hierarchy</text:span><text:span text:style-name="T38">. </text:span><text:span text:style-name="T136">[…</text:span><text:span text:style-name="T137">] </text:span><text:span text:style-name="T88">And when </text:span><text:span text:style-name="T93">filling in parameters</text:span><text:span text:style-name="T88"> using a </text:span><text:span text:style-name="T93">method</text:span><text:span text:style-name="T88"> or field </text:span><text:span text:style-name="T93">of something</text:span><text:span text:style-name="T88">,</text:span><text:span text:style-name="T33"> </text:span><text:span text:style-name="T99">code completion</text:span><text:span text:style-name="T33"> </text:span><text:span text:style-name="T49">now </text:span><text:span text:style-name="T112">prefers</text:span><text:span text:style-name="T33"> the methods and fields whose name </text:span><text:span text:style-name="T112">matches the parameter name</text:span><text:span text:style-name="T33">.</text:span></text:p>
      <text:p text:style-name="P23"/>
      <text:p text:style-name="P48"><text:span text:style-name="T34">For String concatenation via a </text:span><text:span text:style-name="T63">StringBuilder</text:span><text:span text:style-name="T34"> </text:span><text:span text:style-name="T79">or a </text:span><text:span text:style-name="T70">StringBuffer</text:span><text:span text:style-name="T34">, the </text:span><text:span text:style-name="T35">q</text:span><text:span text:style-name="T34">uick </text:span><text:span text:style-name="T35">f</text:span><text:span text:style-name="T34">ix </text:span><text:span text:style-name="T35">(</text:span><text:span text:style-name="T113">Ctrl+1</text:span><text:span text:style-name="T35">) </text:span><text:span text:style-name="T69">Convert String concatenation to Text Block</text:span><text:span text:style-name="T34"> now works as well.</text:span></text:p>
      <text:p text:style-name="P49"><text:span text:style-name="T35">The same can be done </text:span><text:span text:style-name="T79">automatically on save via </text:span><text:span text:style-name="T70">Save Actions</text:span><text:span text:style-name="T35"> or for multiple files via </text:span><text:span text:style-name="T64">Source</text:span><text:span text:style-name="T73"> </text:span><text:span text:style-name="T136">[…</text:span><text:span text:style-name="T137">]</text:span><text:span text:style-name="T74"> </text:span><text:span text:style-name="T64">Clean up ...</text:span><text:span text:style-name="T35">:</text:span></text:p>
      <text:p text:style-name="P30">In the <text:span text:style-name="T15">Clean ups</text:span> dialog, <text:span text:style-name="T147">[…</text:span><text:span text:style-name="T148">]</text:span><text:span text:style-name="T152"> </text:span>in the tab <text:span text:style-name="T14">Java Feature</text:span><text:span text:style-name="T150">, </text:span>tick the checkboxes <text:span text:style-name="T12">Convert String concatenation to Text Block</text:span> and <text:span text:style-name="T12">Include StringBuffer or StringBuilder concatenations</text:span>.</text:p>
      <text:p text:style-name="P48"><text:span text:style-name="T78">Voila!</text:span><text:span text:style-name="T33"> </text:span><text:span text:style-name="T80">Tr</text:span><text:span text:style-name="T79">ailing space</text:span><text:span text:style-name="T80">s</text:span><text:span text:style-name="T79"> become \s.</text:span><text:span text:style-name="T35"> </text:span><text:span text:style-name="T78">That’s helpful, isn’t it?</text:span></text:p>
      <text:p text:style-name="P24"/>
      <text:p text:style-name="P10">There is a <text:span text:style-name="T2">new formatt</text:span><text:span text:style-name="T8">er</text:span><text:span text:style-name="T2"> setting</text:span>:</text:p>
      <text:p text:style-name="P50"><text:span text:style-name="T92">By default</text:span><text:span text:style-name="T79">,</text:span><text:span text:style-name="T37"> in Javadoc comments the formatter places </text:span><text:span text:style-name="T38">the </text:span><text:span text:style-name="T37">start and end </text:span><text:span text:style-name="T114">tags of block</text:span><text:span text:style-name="T37"> elements </text:span><text:span text:style-name="T114">on separate lines</text:span><text:span text:style-name="T37">.</text:span></text:p>
      <text:p text:style-name="P58"><text:span text:style-name="T119">To changes this</text:span><text:span text:style-name="T36">, go to the </text:span><text:span text:style-name="T65">Project</text:span><text:span text:style-name="T73"> </text:span><text:span text:style-name="T136">[…</text:span><text:span text:style-name="T137">]</text:span><text:span text:style-name="T74"> </text:span><text:span text:style-name="T65">Properties</text:span><text:span text:style-name="T73"> </text:span><text:span text:style-name="T136">[…</text:span><text:span text:style-name="T137">]</text:span><text:span text:style-name="T74"> </text:span><text:span text:style-name="T65">Java Code Style</text:span><text:span text:style-name="T73"> </text:span><text:span text:style-name="T136">[…</text:span><text:span text:style-name="T137">]</text:span><text:span text:style-name="T74"> </text:span><text:span text:style-name="T65">Formatter</text:span><text:span text:style-name="T36">, click the </text:span><text:span text:style-name="T65">Edit</text:span><text:span text:style-name="T36"> button</text:span><text:span text:style-name="T73"> </text:span><text:span text:style-name="T136">[…</text:span><text:span text:style-name="T137">]</text:span><text:span text:style-name="T74"> </text:span><text:span text:style-name="T36">and in </text:span><text:span text:style-name="T65">Comments</text:span><text:span text:style-name="T73"> </text:span><text:span text:style-name="T136">[…</text:span><text:span text:style-name="T137">]</text:span><text:span text:style-name="T74"> </text:span><text:span text:style-name="T65">Javadocs</text:span><text:span text:style-name="T73"> </text:span><text:span text:style-name="T136">[…</text:span><text:span text:style-name="T137">]</text:span><text:span text:style-name="T74"> </text:span><text:span text:style-name="T36">below the </text:span><text:span text:style-name="T65">Format HTML tags</text:span><text:span text:style-name="T36"> checkbox, </text:span><text:span text:style-name="T38">also </text:span><text:span text:style-name="T36">check </text:span><text:span text:style-name="T69">Do not put block tags on separate lines</text:span><text:span text:style-name="T36">.</text:span></text:p>
      <text:p text:style-name="P51"><text:span text:style-name="T92">Ctrl</text:span><text:span text:style-name="T138">+</text:span><text:span text:style-name="T92">Shift</text:span><text:span text:style-name="T138">+</text:span><text:span text:style-name="T92">F</text:span><text:span text:style-name="T79"> and the block </text:span><text:span text:style-name="T82">element </text:span><text:span text:style-name="T79">tags are on separate lines no more.</text:span></text:p>
      <text:p text:style-name="P17"/>
      <text:p text:style-name="P51"><text:span text:style-name="T37">The new </text:span><text:span text:style-name="T94">preference</text:span><text:span text:style-name="T73"> </text:span><text:span text:style-name="T136">[…</text:span><text:span text:style-name="T137">]</text:span><text:span text:style-name="T74"> </text:span><text:span text:style-name="T69">Java</text:span><text:span text:style-name="T73"> </text:span><text:span text:style-name="T136">[…</text:span><text:span text:style-name="T137">]</text:span><text:span text:style-name="T74"> </text:span><text:span text:style-name="T69">Launching</text:span></text:p>
      <text:p text:style-name="P19">is <text:span text:style-name="T168">there </text:span>to name a <text:span text:style-name="T15">Java Application</text:span> or a <text:span text:style-name="T15">JUnit </text:span><text:span text:style-name="T16">T</text:span><text:span text:style-name="T15">es</text:span><text:span text:style-name="T16">t</text:span> launch configuration by its <text:span text:style-name="T2">qualified name</text:span> instead of by its simple name.</text:p>
      <text:p text:style-name="P12">This <text:span text:style-name="T164">might be</text:span> useful when <text:span text:style-name="T164">launching </text:span><text:span text:style-name="T168">identically</text:span><text:span text:style-name="T164"> named classes of different packages</text:span>.</text:p>
      <text:p text:style-name="P18"/>
      <text:p text:style-name="P13"><text:span text:style-name="T2">Maven</text:span> and <text:span text:style-name="T2">Gradle </text:span>support have <text:span text:style-name="T168">both </text:span>been improved.</text:p>
      <text:p text:style-name="P19"/>
      <text:p text:style-name="P51"><text:span text:style-name="T38">The </text:span><text:span text:style-name="T72">Maven POM Editor</text:span><text:span text:style-name="T38"> now shows </text:span><text:span text:style-name="T122">warnings</text:span><text:span text:style-name="T38"> for </text:span><text:span text:style-name="T122">a Group ID</text:span><text:span text:style-name="T38"> or </text:span><text:span text:style-name="T122">a version</text:span><text:span text:style-name="T38"> </text:span><text:span text:style-name="T50">t</text:span><text:span text:style-name="T38">hat is </text:span><text:span text:style-name="T122">equal to</text:span><text:span text:style-name="T38"> the </text:span><text:span text:style-name="T122">parent one</text:span><text:span text:style-name="T38">, and therefore unnecessary.</text:span></text:p>
      <text:p text:style-name="P25"/>
      <text:p text:style-name="P20"><text:span text:style-name="T156">When </text:span><text:span text:style-name="T6">opening or importing</text:span><text:span text:style-name="T156"> projects, </text:span><text:span text:style-name="T2">Gradle </text:span><text:span text:style-name="T6">projects</text:span><text:span text:style-name="T156"> are now also </text:span><text:span text:style-name="T6">detected</text:span><text:span text:style-name="T156"> and automatically </text:span><text:span text:style-name="T6">configured</text:span><text:span text:style-name="T156">.</text:span></text:p>
      <text:p text:style-name="P20"/>
      <text:p text:style-name="P18"/>
      <text:p text:style-name="P45"><text:span text:style-name="T139">### </text:span><text:span text:style-name="T141">Web</text:span><text:span text:style-name="T140"> </text:span><text:span text:style-name="T139">###</text:span></text:p>
      <text:p text:style-name="P35"/>
      <text:p text:style-name="P11"><text:span text:style-name="T12">Eclipse Wild Web Developer</text:span>, <text:span text:style-name="T166">which is </text:span>included in the <text:span text:style-name="T12">Eclipse IDE for Enterprise Java and Web Developers</text:span>, <text:span text:style-name="T168">and </text:span>otherwise can be installed <text:span text:style-name="T166">as done here,</text:span> <text:span text:style-name="T166">provides </text:span><text:span text:style-name="T157">s</text:span>upport <text:span text:style-name="T157">for</text:span> the latest web technologies<text:span text:style-name="T157">. </text:span><text:s text:c="2"/></text:p>
      <text:p text:style-name="P21"/>
      <text:p text:style-name="P52"><text:span text:style-name="T94">TypeScript 5.0</text:span><text:span text:style-name="T37"> implements, </text:span><text:span text:style-name="T39">for example,</text:span><text:span text:style-name="T37"> the ECMAScript </text:span><text:span text:style-name="T114">Stage 3 decorators proposal</text:span><text:span text:style-name="T37"> </text:span><text:span text:style-name="T39">which is </text:span><text:span text:style-name="T37">less flexible than Stage 2 </text:span><text:span text:style-name="T39">but can be</text:span><text:span text:style-name="T37"> better optimiz</text:span><text:span text:style-name="T39">ed for performance.</text:span></text:p>
      <text:p text:style-name="P16"/>
      <text:p text:style-name="P53"><text:span text:style-name="T40">In </text:span><text:span text:style-name="T94">JavaScript</text:span><text:span text:style-name="T40"> with </text:span><text:span text:style-name="T116">type checking</text:span><text:span text:style-name="T40"> enabled, you can now use </text:span><text:span text:style-name="T66">@overload</text:span><text:span text:style-name="T114"> </text:span><text:span text:style-name="T116">in JSDoc</text:span><text:span text:style-name="T40"> to </text:span><text:span text:style-name="T41">declare the </text:span><text:span text:style-name="T115">types</text:span><text:span text:style-name="T41"> of a function </text:span><text:span text:style-name="T115">for each overloaded case</text:span><text:span text:style-name="T41"> separately </text:span><text:span text:style-name="T136">[…</text:span><text:span text:style-name="T137">]</text:span><text:span text:style-name="T74"> </text:span><text:span text:style-name="T41">and </text:span><text:span text:style-name="T68">@satisfies</text:span><text:span text:style-name="T40"> can </text:span><text:span text:style-name="T41">now </text:span><text:span text:style-name="T40">also be used </text:span><text:span text:style-name="T116">inline</text:span><text:span text:style-name="T40">.</text:span></text:p>
      <text:p text:style-name="P26"/>
      <text:p text:style-name="P54"><text:span text:style-name="T41">Language support in the </text:span><text:span text:style-name="T94">Generic Text Editor</text:span><text:span text:style-name="T37"> </text:span><text:span text:style-name="T41">has been improved in </text:span><text:span text:style-name="T115">general</text:span><text:span text:style-name="T41">:</text:span></text:p>
      <text:p text:style-name="P54"><text:span text:style-name="T41">- </text:span><text:span text:style-name="T114">Alt</text:span><text:span text:style-name="T137">+</text:span><text:span text:style-name="T114">Shift</text:span><text:span text:style-name="T137">+</text:span><text:span text:style-name="T114">Up</text:span><text:span text:style-name="T37"> </text:span><text:span text:style-name="T114">expands</text:span><text:span text:style-name="T37"> </text:span><text:span text:style-name="T41">the </text:span><text:span text:style-name="T115">selection</text:span><text:span text:style-name="T41"> </text:span><text:span text:style-name="T136">[…</text:span><text:span text:style-name="T137">]</text:span></text:p>
      <text:p text:style-name="P54"><text:span text:style-name="T41">- </text:span><text:span text:style-name="T114">Alt</text:span><text:span text:style-name="T137">+</text:span><text:span text:style-name="T114">Shift</text:span><text:span text:style-name="T137">+</text:span><text:span text:style-name="T114">Down</text:span><text:span text:style-name="T37"> </text:span><text:span text:style-name="T41">does the opposit</text:span><text:span text:style-name="T43">e </text:span><text:span text:style-name="T136">[…</text:span><text:span text:style-name="T137">]</text:span></text:p>
      <text:p text:style-name="P54"><text:span text:style-name="T41">- and </text:span><text:span text:style-name="T115">Ctrl</text:span><text:span text:style-name="T137">+</text:span><text:span text:style-name="T114">Shift</text:span><text:span text:style-name="T137">+</text:span><text:span text:style-name="T114">P</text:span><text:span text:style-name="T37"> </text:span><text:span text:style-name="T41">jumps to the matching bracket. </text:span><text:span text:style-name="T136">[…</text:span><text:span text:style-name="T137">]</text:span></text:p>
      <text:p text:style-name="P27">These shortcuts work <text:span text:style-name="T2">in other language</text:span> and formats <text:span text:style-name="T2">too</text:span>, <text:span text:style-name="T154">for example in CSS, as you can see here. </text:span><text:span text:style-name="T155">That’s cool, isn’t?</text:span></text:p>
      <text:p text:style-name="P54"/>
      <text:p text:style-name="P16"/>
      <text:p text:style-name="P45"><text:span text:style-name="T139">### </text:span><text:span text:style-name="T141">General</text:span><text:span text:style-name="T140"> </text:span><text:span text:style-name="T139">###</text:span></text:p>
      <text:p text:style-name="P35"/>
      <text:p text:style-name="P55"><text:span text:style-name="T37">The </text:span><text:span text:style-name="T114">installation</text:span><text:span text:style-name="T37"> and </text:span><text:span text:style-name="T114">update process</text:span><text:span text:style-name="T37"> </text:span><text:span text:style-name="T48">has </text:span><text:span text:style-name="T37">bec</text:span><text:span text:style-name="T48">o</text:span><text:span text:style-name="T37">me </text:span><text:span text:style-name="T114">more secure</text:span><text:span text:style-name="T37">, thanks to </text:span><text:span text:style-name="T114">th</text:span><text:span text:style-name="T120">re</text:span><text:span text:style-name="T114">e improvements</text:span><text:span text:style-name="T37"> </text:span><text:span text:style-name="T44">based on the</text:span><text:span text:style-name="T37"> issues identified by </text:span><text:span text:style-name="T42">a</text:span><text:span text:style-name="T37"> </text:span><text:span text:style-name="T114">security audit</text:span><text:span text:style-name="T37"> </text:span><text:span text:style-name="T81">w</text:span><text:span text:style-name="T84">hich w</text:span><text:span text:style-name="T81">as </text:span><text:span text:style-name="T83">made</text:span><text:span text:style-name="T81"> with the financial support of the Open Source Security Foundation.</text:span></text:p>
      <text:p text:style-name="P28"/>
      <text:p text:style-name="P59"><text:span text:style-name="T81">First,</text:span><text:span text:style-name="T76"> </text:span><text:span text:style-name="T117">HTTP</text:span><text:span text:style-name="T43"> to </text:span><text:span text:style-name="T94">HTTPS</text:span><text:span text:style-name="T43"> </text:span><text:span text:style-name="T117">redirection</text:span><text:span text:style-name="T43"> is now </text:span><text:span text:style-name="T94">enforced</text:span><text:span text:style-name="T43">, </text:span><text:span text:style-name="T81">which means that HTTP-only update sites </text:span><text:span text:style-name="T86">work </text:span><text:span text:style-name="T81">no longer.</text:span></text:p>
      <text:p text:style-name="P56"><text:span text:style-name="T43">If need</text:span><text:span text:style-name="T48">ed</text:span><text:span text:style-name="T43"> and only if need</text:span><text:span text:style-name="T48">ed</text:span><text:span text:style-name="T43">, </text:span><text:span text:style-name="T81">for example because you are inside a corporate environment,</text:span><text:span text:style-name="T43"> </text:span><text:span text:style-name="T117">you can allow HTTP</text:span><text:span text:style-name="T43"> as follows:</text:span></text:p>
      <text:p text:style-name="P56"><text:span text:style-name="T43">Go to the </text:span><text:span text:style-name="T117">preferences</text:span><text:span text:style-name="T43"> </text:span><text:span text:style-name="T136">[…</text:span><text:span text:style-name="T137">]</text:span><text:span text:style-name="T43"> </text:span><text:span text:style-name="T67">Install</text:span><text:span text:style-name="T137">/</text:span><text:span text:style-name="T67">Update</text:span><text:span text:style-name="T43"> </text:span><text:span text:style-name="T136">[…</text:span><text:span text:style-name="T137">]</text:span><text:span text:style-name="T43"> </text:span><text:span text:style-name="T67">Trust</text:span><text:span text:style-name="T43">, to the </text:span><text:span text:style-name="T117">new</text:span><text:span text:style-name="T43"> </text:span><text:span text:style-name="T67">Authorities</text:span><text:span text:style-name="T43"> tab and </text:span><text:span text:style-name="T87">at </text:span><text:span text:style-name="T81">the bottom</text:span><text:span text:style-name="T43"> set </text:span><text:span text:style-name="T117">HTTP</text:span><text:span text:style-name="T43"> to </text:span><text:span text:style-name="T117">Allow</text:span><text:span text:style-name="T43">.</text:span></text:p>
      <text:p text:style-name="P29"/>
      <text:p text:style-name="P56"><text:span text:style-name="T81">Second,</text:span><text:span text:style-name="T43"> when you </text:span><text:span text:style-name="T117">install</text:span><text:span text:style-name="T43"> something from an unknown location, </text:span><text:span text:style-name="T81">the first time</text:span><text:span text:style-name="T43"> you are </text:span><text:span text:style-name="T117">prompted to trust</text:span><text:span text:style-name="T43"> this </text:span><text:span text:style-name="T117">authority</text:span><text:span text:style-name="T43">.</text:span></text:p>
      <text:p text:style-name="P56"><text:span text:style-name="T81">In the prompt dialog,</text:span><text:span text:style-name="T43"> you can </text:span><text:span text:style-name="T46">explore</text:span><text:span text:style-name="T43"> the details of the HTTPS encryption </text:span><text:span text:style-name="T136">[…</text:span><text:span text:style-name="T137">]</text:span><text:span text:style-name="T43"> and you can verify </text:span><text:span text:style-name="T117">what is installe</text:span><text:span text:style-name="T121">d</text:span><text:span text:style-name="T43"> </text:span><text:span text:style-name="T117">before</text:span><text:span text:style-name="T43"> you trust </text:span><text:span text:style-name="T47">them</text:span><text:span text:style-name="T43">.</text:span></text:p>
      <text:p text:style-name="P56"><text:span text:style-name="T43">Hitting </text:span><text:span text:style-name="T117">Cancel</text:span><text:span text:style-name="T43"> </text:span><text:span text:style-name="T81">or closing the dialog</text:span><text:span text:style-name="T43"> </text:span><text:span text:style-name="T117">deletes</text:span><text:span text:style-name="T43"> all </text:span><text:span text:style-name="T117">untrusted artifacts</text:span><text:span text:style-name="T43"> </text:span><text:span text:style-name="T81">that have been downloaded and cached during the install or update </text:span><text:span text:style-name="T85">process</text:span><text:span text:style-name="T81">.</text:span></text:p>
      <text:p text:style-name="P29"/>
      <text:p text:style-name="P15"><text:span text:style-name="T153">And t</text:span><text:span text:style-name="T151">hird,</text:span><text:span text:style-name="T160"> w</text:span><text:span text:style-name="T158">hen</text:span><text:span text:style-name="T159"> you install or update something signed with a </text:span><text:span text:style-name="T10">PGP key</text:span><text:span text:style-name="T159"> that has been </text:span><text:span text:style-name="T10">revoked</text:span><text:span text:style-name="T159">, you will also be </text:span><text:span text:style-name="T10">prompted</text:span><text:span text:style-name="T159">.</text:span></text:p>
      <text:p text:style-name="P28"/>
      <text:p text:style-name="P16"/>
      <text:p text:style-name="P39">### Outro ###</text:p>
      <text:p text:style-name="P37"/>
      <text:p text:style-name="P5"><text:span text:style-name="T17">These were some of the </text:span><text:span text:style-name="T3">Java </text:span><text:span text:style-name="T4">IDE</text:span><text:span text:style-name="T17"> improvements</text:span></text:p>
      <text:p text:style-name="P38"><text:span text:style-name="T127">of the </text:span><text:span text:style-name="T123">quarterly </text:span><text:span text:style-name="T20">Rolling</text:span><text:span text:style-name="T21"> Release </text:span><text:span text:style-name="T98">June</text:span><text:span text:style-name="T96"> 202</text:span><text:span text:style-name="T97">3</text:span><text:span text:style-name="T128">.</text:span></text:p>
      <text:p text:style-name="P1"/>
      <text:p text:style-name="P2"><text:span text:style-name="T18">Thank</text:span><text:span text:style-name="T19">s</text:span><text:span text:style-name="T18"> for watching and happy coding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4T08:46:58.207000000</meta:creation-date>
    <dc:date>2023-06-14T02:08:17.007000000</dc:date>
    <meta:editing-duration>P6DT3H27M6S</meta:editing-duration>
    <meta:editing-cycles>85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58" meta:word-count="1002" meta:character-count="5839" meta:non-whitespace-character-count="4884"/>
    <meta:user-defined meta:name="DocumentEncoding">utf-8</meta:user-defined>
    <meta:user-defined meta:name="HTML" meta:value-type="boolean">true</meta:user-defined>
  </office:meta>
</office:document-meta>
</file>